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f0e" officeooo:paragraph-rsid="00140f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a mund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21:16:35.020596085</meta:creation-date>
    <dc:date>2026-01-12T21:16:42.803942666</dc:date>
    <meta:editing-duration>PT8S</meta:editing-duration>
    <meta:editing-cycles>1</meta:editing-cycles>
    <meta:generator>LibreOffice/25.2.7.2$Linux_X86_64 LibreOffice_project/520$Build-2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